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5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84cm"/>
    </style:style>
    <style:style style:name="co4" style:family="table-column">
      <style:table-column-properties fo:break-before="auto" style:column-width="2.411cm"/>
    </style:style>
    <style:style style:name="co5" style:family="table-column">
      <style:table-column-properties fo:break-before="auto" style:column-width="1.935cm"/>
    </style:style>
    <style:style style:name="ro1" style:family="table-row">
      <style:table-row-properties style:row-height="0.635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>
            <text:p>XPath 4.0 Func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New Functions</text:p>
          </table:table-cell>
          <table:table-cell table:style-name="ce2" office:value-type="string">
            <text:p>spec</text:p>
          </table:table-cell>
          <table:table-cell table:style-name="ce2" office:value-type="string">
            <text:p>usefulness</text:p>
          </table:table-cell>
          <table:table-cell table:style-name="ce2" office:value-type="string">
            <text:p>complexity</text:p>
          </table:table-cell>
          <table:table-cell table:style-name="ce2" office:value-type="string">
            <text:p>completeness</text:p>
          </table:table-cell>
          <table:table-cell table:style-name="ce2" office:value-type="string">
            <text:p>next step</text:p>
          </table:table-cell>
          <table:table-cell table:style-name="ce2" office:value-type="string">
            <text:p>tests</text:p>
          </table:table-cell>
          <table:table-cell table:style-name="ce2" office:value-type="string">
            <text:p>notes</text:p>
          </table:table-cell>
          <table:table-cell table:style-name="ce2"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ll</text:p>
          </table:table-cell>
          <table:table-cell office:value-type="string">
            <text:p>4.0 draft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approve</text:p>
          </table:table-cell>
          <table:table-cell office:value-type="float" office:value="11">
            <text:p>11</text:p>
          </table:table-cell>
          <table:table-cell table:number-columns-repeated="1017"/>
        </table:table-row>
        <table:table-row table:style-name="ro2">
          <table:table-cell office:value-type="string">
            <text:p>characters</text:p>
          </table:table-cell>
          <table:table-cell office:value-type="string">
            <text:p>4.0 draf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approve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2">
          <table:table-cell office:value-type="string">
            <text:p>identity</text:p>
          </table:table-cell>
          <table:table-cell office:value-type="string">
            <text:p>4.0 draft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approve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2">
          <table:table-cell office:value-type="string">
            <text:p>index-where</text:p>
          </table:table-cell>
          <table:table-cell office:value-type="string">
            <text:p>4.0 draft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approve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2">
          <table:table-cell office:value-type="string">
            <text:p>in-scope-namespaces</text:p>
          </table:table-cell>
          <table:table-cell office:value-type="string">
            <text:p>4.0 draft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approve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2">
          <table:table-cell office:value-type="string">
            <text:p>is-NaN</text:p>
          </table:table-cell>
          <table:table-cell office:value-type="string">
            <text:p>4.0 draft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approve</text:p>
          </table:table-cell>
          <table:table-cell office:value-type="float" office:value="16">
            <text:p>16</text:p>
          </table:table-cell>
          <table:table-cell table:number-columns-repeated="1017"/>
        </table:table-row>
        <table:table-row table:style-name="ro2">
          <table:table-cell office:value-type="string">
            <text:p>highest</text:p>
          </table:table-cell>
          <table:table-cell office:value-type="string">
            <text:p>4.0 draft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approve</text:p>
          </table:table-cell>
          <table:table-cell office:value-type="float" office:value="29">
            <text:p>29</text:p>
          </table:table-cell>
          <table:table-cell table:number-columns-repeated="1017"/>
        </table:table-row>
        <table:table-row table:style-name="ro2">
          <table:table-cell office:value-type="string">
            <text:p>lowest</text:p>
          </table:table-cell>
          <table:table-cell office:value-type="string">
            <text:p>4.0 draft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approve</text:p>
          </table:table-cell>
          <table:table-cell office:value-type="float" office:value="29">
            <text:p>29</text:p>
          </table:table-cell>
          <table:table-cell table:number-columns-repeated="1017"/>
        </table:table-row>
        <table:table-row table:style-name="ro2">
          <table:table-cell office:value-type="string">
            <text:p>some</text:p>
          </table:table-cell>
          <table:table-cell office:value-type="string">
            <text:p>4.0 draft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approve</text:p>
          </table:table-cell>
          <table:table-cell office:value-type="float" office:value="11">
            <text:p>11</text:p>
          </table:table-cell>
          <table:table-cell table:number-columns-repeated="1017"/>
        </table:table-row>
        <table:table-row table:style-name="ro2">
          <table:table-cell office:value-type="string">
            <text:p>uniform</text:p>
          </table:table-cell>
          <table:table-cell office:value-type="string">
            <text:p>4.0 draf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approve</text:p>
          </table:table-cell>
          <table:table-cell office:value-type="float" office:value="28">
            <text:p>28</text:p>
          </table:table-cell>
          <table:table-cell table:number-columns-repeated="1017"/>
        </table:table-row>
        <table:table-row table:style-name="ro2">
          <table:table-cell office:value-type="string">
            <text:p>unique</text:p>
          </table:table-cell>
          <table:table-cell office:value-type="string">
            <text:p>4.0 draf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approve</text:p>
          </table:table-cell>
          <table:table-cell office:value-type="float" office:value="28">
            <text:p>28</text:p>
          </table:table-cell>
          <table:table-cell table:number-columns-repeated="1017"/>
        </table:table-row>
        <table:table-row table:style-name="ro2">
          <table:table-cell office:value-type="string">
            <text:p>map:filter</text:p>
          </table:table-cell>
          <table:table-cell office:value-type="string">
            <text:p>4.0 draft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approve</text:p>
          </table:table-cell>
          <table:table-cell office:value-type="float" office:value="14">
            <text:p>14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differences</text:p>
          </table:table-cell>
          <table:table-cell office:value-type="string">
            <text:p>4.0 draf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discuss</text:p>
          </table:table-cell>
          <table:table-cell table:number-columns-repeated="1018"/>
        </table:table-row>
        <table:table-row table:style-name="ro2">
          <table:table-cell office:value-type="string">
            <text:p>json</text:p>
          </table:table-cell>
          <table:table-cell office:value-type="string">
            <text:p>4.0 draft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revise</text:p>
          </table:table-cell>
          <table:table-cell table:number-columns-repeated="1018"/>
        </table:table-row>
        <table:table-row table:style-name="ro2">
          <table:table-cell office:value-type="string">
            <text:p>range-from</text:p>
          </table:table-cell>
          <table:table-cell office:value-type="string">
            <text:p>4.0 draft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discuss</text:p>
          </table:table-cell>
          <table:table-cell/>
          <table:table-cell office:value-type="string">
            <text:p>alternative: items-from</text:p>
          </table:table-cell>
          <table:table-cell table:number-columns-repeated="1016"/>
        </table:table-row>
        <table:table-row table:style-name="ro2">
          <table:table-cell office:value-type="string">
            <text:p>range-to</text:p>
          </table:table-cell>
          <table:table-cell office:value-type="string">
            <text:p>4.0 draft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discuss</text:p>
          </table:table-cell>
          <table:table-cell/>
          <table:table-cell office:value-type="string">
            <text:p>alternative: items-to</text:p>
          </table:table-cell>
          <table:table-cell table:number-columns-repeated="1016"/>
        </table:table-row>
        <table:table-row table:style-name="ro2">
          <table:table-cell office:value-type="string">
            <text:p>replicate</text:p>
          </table:table-cell>
          <table:table-cell office:value-type="string">
            <text:p>4.0 draf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discuss</text:p>
          </table:table-cell>
          <table:table-cell office:value-type="float" office:value="21">
            <text:p>21</text:p>
          </table:table-cell>
          <table:table-cell office:value-type="string">
            <text:p>depends on new downcasting rule</text:p>
          </table:table-cell>
          <table:table-cell table:number-columns-repeated="1016"/>
        </table:table-row>
        <table:table-row table:style-name="ro2">
          <table:table-cell office:value-type="string">
            <text:p>slice</text:p>
          </table:table-cell>
          <table:table-cell office:value-type="string">
            <text:p>4.0 draft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discuss</text:p>
          </table:table-cell>
          <table:table-cell office:value-type="float" office:value="2">
            <text:p>2</text:p>
          </table:table-cell>
          <table:table-cell office:value-type="string">
            <text:p>depends on keyword args</text:p>
          </table:table-cell>
          <table:table-cell table:number-columns-repeated="1016"/>
        </table:table-row>
        <table:table-row table:style-name="ro2">
          <table:table-cell office:value-type="string">
            <text:p>stack-trace</text:p>
          </table:table-cell>
          <table:table-cell office:value-type="string">
            <text:p>4.0 draft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discuss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ap:group-by</text:p>
          </table:table-cell>
          <table:table-cell office:value-type="string">
            <text:p>4.0 draft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discuss</text:p>
          </table:table-cell>
          <table:table-cell table:number-columns-repeated="1018"/>
        </table:table-row>
        <table:table-row table:style-name="ro2">
          <table:table-cell office:value-type="string">
            <text:p>map:replace</text:p>
          </table:table-cell>
          <table:table-cell office:value-type="string">
            <text:p>4.0 draf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discuss</text:p>
          </table:table-cell>
          <table:table-cell table:number-columns-repeated="1018"/>
        </table:table-row>
        <table:table-row table:style-name="ro2">
          <table:table-cell office:value-type="string">
            <text:p>map:substitute</text:p>
          </table:table-cell>
          <table:table-cell office:value-type="string">
            <text:p>4.0 draf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discuss</text:p>
          </table:table-cell>
          <table:table-cell table:number-columns-repeated="1018"/>
        </table:table-row>
        <table:table-row table:style-name="ro2">
          <table:table-cell office:value-type="string">
            <text:p>map:entries</text:p>
          </table:table-cell>
          <table:table-cell office:value-type="string">
            <text:p>issue 29, 113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revis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rray:replace</text:p>
          </table:table-cell>
          <table:table-cell office:value-type="string">
            <text:p>4.0 draf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discuss</text:p>
          </table:table-cell>
          <table:table-cell table:number-columns-repeated="1018"/>
        </table:table-row>
        <table:table-row table:style-name="ro2">
          <table:table-cell office:value-type="string">
            <text:p>array:slice</text:p>
          </table:table-cell>
          <table:table-cell office:value-type="string">
            <text:p>4.0 draf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discuss</text:p>
          </table:table-cell>
          <table:table-cell table:number-columns-repeated="1018"/>
        </table:table-row>
        <table:table-row table:style-name="ro2">
          <table:table-cell office:value-type="string">
            <text:p>array:partition</text:p>
          </table:table-cell>
          <table:table-cell office:value-type="string">
            <text:p>4.0 draft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discuss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arts</text:p>
          </table:table-cell>
          <table:table-cell office:value-type="string">
            <text:p>editors draft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revise</text:p>
          </table:table-cell>
          <table:table-cell office:value-type="float" office:value="94">
            <text:p>94</text:p>
          </table:table-cell>
          <table:table-cell table:number-columns-repeated="1017"/>
        </table:table-row>
        <table:table-row table:style-name="ro2">
          <table:table-cell office:value-type="string">
            <text:p>items-before</text:p>
          </table:table-cell>
          <table:table-cell office:value-type="string">
            <text:p>?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revise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2">
          <table:table-cell office:value-type="string">
            <text:p>items-after</text:p>
          </table:table-cell>
          <table:table-cell office:value-type="string">
            <text:p>?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revise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2">
          <table:table-cell office:value-type="string">
            <text:p>items-from</text:p>
          </table:table-cell>
          <table:table-cell office:value-type="string">
            <text:p>?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revise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2">
          <table:table-cell office:value-type="string">
            <text:p>items-until</text:p>
          </table:table-cell>
          <table:table-cell office:value-type="string">
            <text:p>?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revise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2">
          <table:table-cell office:value-type="string">
            <text:p>init, foot, etc</text:p>
          </table:table-cell>
          <table:table-cell office:value-type="string">
            <text:p>issue 97</text:p>
          </table:table-cell>
          <table:table-cell table:number-columns-repeated="3"/>
          <table:table-cell office:value-type="string">
            <text:p>revise</text:p>
          </table:table-cell>
          <table:table-cell table:number-columns-repeated="1018"/>
        </table:table-row>
        <table:table-row table:style-name="ro2">
          <table:table-cell office:value-type="string">
            <text:p>sequence-contains</text:p>
          </table:table-cell>
          <table:table-cell office:value-type="string">
            <text:p>issues 94/96</text:p>
          </table:table-cell>
          <table:table-cell table:number-columns-repeated="1022"/>
        </table:table-row>
        <table:table-row table:style-name="ro2">
          <table:table-cell office:value-type="string">
            <text:p>sequence-starts-with</text:p>
          </table:table-cell>
          <table:table-cell office:value-type="string">
            <text:p>issues 94/96</text:p>
          </table:table-cell>
          <table:table-cell table:number-columns-repeated="1022"/>
        </table:table-row>
        <table:table-row table:style-name="ro2">
          <table:table-cell office:value-type="string">
            <text:p>sequence-ends-with</text:p>
          </table:table-cell>
          <table:table-cell office:value-type="string">
            <text:p>issues 94/96</text:p>
          </table:table-cell>
          <table:table-cell table:number-columns-repeated="1022"/>
        </table:table-row>
        <table:table-row table:style-name="ro2">
          <table:table-cell office:value-type="string">
            <text:p>convert-to/from-EQName</text:p>
          </table:table-cell>
          <table:table-cell office:value-type="string">
            <text:p>issue 1</text:p>
          </table:table-cell>
          <table:table-cell table:number-columns-repeated="3"/>
          <table:table-cell office:value-type="string">
            <text:p>revise</text:p>
          </table:table-cell>
          <table:table-cell table:number-columns-repeated="1018"/>
        </table:table-row>
        <table:table-row table:style-name="ro2">
          <table:table-cell office:value-type="string">
            <text:p>intersperse</text:p>
          </table:table-cell>
          <table:table-cell office:value-type="string">
            <text:p>issue 2</text:p>
          </table:table-cell>
          <table:table-cell table:number-columns-repeated="3"/>
          <table:table-cell office:value-type="string">
            <text:p>revise</text:p>
          </table:table-cell>
          <table:table-cell table:number-columns-repeated="1018"/>
        </table:table-row>
        <table:table-row table:style-name="ro2">
          <table:table-cell office:value-type="string">
            <text:p>parse-html</text:p>
          </table:table-cell>
          <table:table-cell office:value-type="string">
            <text:p>issue 74</text:p>
          </table:table-cell>
          <table:table-cell table:number-columns-repeated="3"/>
          <table:table-cell office:value-type="string">
            <text:p>revise</text:p>
          </table:table-cell>
          <table:table-cell table:number-columns-repeated="1018"/>
        </table:table-row>
        <table:table-row table:style-name="ro2">
          <table:table-cell office:value-type="string">
            <text:p>split-by-graphemes</text:p>
          </table:table-cell>
          <table:table-cell office:value-type="string">
            <text:p>issue 73</text:p>
          </table:table-cell>
          <table:table-cell table:number-columns-repeated="3"/>
          <table:table-cell office:value-type="string">
            <text:p>revise</text:p>
          </table:table-cell>
          <table:table-cell table:number-columns-repeated="1018"/>
        </table:table-row>
        <table:table-row table:style-name="ro2">
          <table:table-cell office:value-type="string">
            <text:p>until</text:p>
          </table:table-cell>
          <table:table-cell office:value-type="string">
            <text:p>issue 80</text:p>
          </table:table-cell>
          <table:table-cell table:number-columns-repeated="1022"/>
        </table:table-row>
        <table:table-row table:style-name="ro2">
          <table:table-cell office:value-type="string">
            <text:p>nl, cr, tab</text:p>
          </table:table-cell>
          <table:table-cell office:value-type="string">
            <text:p>issue 121</text:p>
          </table:table-cell>
          <table:table-cell table:number-columns-repeated="1022"/>
        </table:table-row>
        <table:table-row table:style-name="ro2">
          <table:table-cell office:value-type="string">
            <text:p>parcel</text:p>
          </table:table-cell>
          <table:table-cell office:value-type="string">
            <text:p>issue 113</text:p>
          </table:table-cell>
          <table:table-cell table:number-columns-repeated="3"/>
          <table:table-cell office:value-type="string">
            <text:p>revise</text:p>
          </table:table-cell>
          <table:table-cell table:number-columns-repeated="1018"/>
        </table:table-row>
        <table:table-row table:style-name="ro2">
          <table:table-cell office:value-type="string">
            <text:p>unparcel</text:p>
          </table:table-cell>
          <table:table-cell office:value-type="string">
            <text:p>issue 113</text:p>
          </table:table-cell>
          <table:table-cell table:number-columns-repeated="3"/>
          <table:table-cell office:value-type="string">
            <text:p>revise</text:p>
          </table:table-cell>
          <table:table-cell table:number-columns-repeated="1018"/>
        </table:table-row>
        <table:table-row table:style-name="ro2">
          <table:table-cell office:value-type="string">
            <text:p>array:from-members/of</text:p>
          </table:table-cell>
          <table:table-cell office:value-type="string">
            <text:p>issue 113</text:p>
          </table:table-cell>
          <table:table-cell table:number-columns-repeated="3"/>
          <table:table-cell office:value-type="string">
            <text:p>revise</text:p>
          </table:table-cell>
          <table:table-cell table:number-columns-repeated="1018"/>
        </table:table-row>
        <table:table-row table:style-name="ro2">
          <table:table-cell office:value-type="string">
            <text:p>array:members/parcels</text:p>
          </table:table-cell>
          <table:table-cell office:value-type="string">
            <text:p>issue 113</text:p>
          </table:table-cell>
          <table:table-cell table:number-columns-repeated="3"/>
          <table:table-cell office:value-type="string">
            <text:p>revise</text:p>
          </table:table-cell>
          <table:table-cell table:number-columns-repeated="1018"/>
        </table:table-row>
        <table:table-row table:style-name="ro2">
          <table:table-cell office:value-type="string">
            <text:p>duplicate-values</text:p>
          </table:table-cell>
          <table:table-cell office:value-type="string">
            <text:p>issue 123</text:p>
          </table:table-cell>
          <table:table-cell table:number-columns-repeated="3"/>
          <table:table-cell office:value-type="string">
            <text:p>revise</text:p>
          </table:table-cell>
          <table:table-cell table:number-columns-repeated="1018"/>
        </table:table-row>
        <table:table-row table:style-name="ro2">
          <table:table-cell office:value-type="string">
            <text:p>array:values</text:p>
          </table:table-cell>
          <table:table-cell office:value-type="string">
            <text:p>issue 29</text:p>
          </table:table-cell>
          <table:table-cell table:number-columns-repeated="1022"/>
        </table:table-row>
        <table:table-row table:style-name="ro2">
          <table:table-cell office:value-type="string">
            <text:p>map:values</text:p>
          </table:table-cell>
          <table:table-cell office:value-type="string">
            <text:p>issue 29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isting functions</text:p>
          </table:table-cell>
          <table:table-cell table:style-name="ce2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fn:replace (action)</text:p>
          </table:table-cell>
          <table:table-cell office:value-type="string">
            <text:p>4.0 draft</text:p>
          </table:table-cell>
          <table:table-cell table:number-columns-repeated="1022"/>
        </table:table-row>
        <table:table-row table:style-name="ro2">
          <table:table-cell office:value-type="string">
            <text:p>fn:distinct-values (semantics)</text:p>
          </table:table-cell>
          <table:table-cell office:value-type="string">
            <text:p>4.0 draft</text:p>
          </table:table-cell>
          <table:table-cell table:number-columns-repeated="1022"/>
        </table:table-row>
        <table:table-row table:style-name="ro2">
          <table:table-cell office:value-type="string">
            <text:p>fn:deep-equal (options)</text:p>
          </table:table-cell>
          <table:table-cell office:value-type="string">
            <text:p>4.0 draft</text:p>
          </table:table-cell>
          <table:table-cell table:number-columns-repeated="1022"/>
        </table:table-row>
        <table:table-row table:style-name="ro2">
          <table:table-cell office:value-type="string">
            <text:p>fn:parse-json (number formatting)</text:p>
          </table:table-cell>
          <table:table-cell office:value-type="string">
            <text:p>4.0 draft</text:p>
          </table:table-cell>
          <table:table-cell table:number-columns-repeated="1022"/>
        </table:table-row>
        <table:table-row table:style-name="ro2">
          <table:table-cell office:value-type="string">
            <text:p>fn:format-number (minor fixes)</text:p>
          </table:table-cell>
          <table:table-cell office:value-type="string">
            <text:p>4.0 draft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11">11/08/2022</text:date>, <text:time>15:5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Kay</meta:initial-creator>
    <meta:creation-date>2022-08-11T10:15:35</meta:creation-date>
    <dc:date>2022-08-11T15:55:38</dc:date>
    <dc:creator>Michael Kay</dc:creator>
    <meta:editing-duration>PT4H23M32S</meta:editing-duration>
    <meta:editing-cycles>4</meta:editing-cycles>
    <meta:generator>OpenOffice/4.1.1$Unix OpenOffice.org_project/411m6$Build-9775</meta:generator>
    <meta:document-statistic meta:table-count="3" meta:cell-count="273" meta:object-count="0"/>
  </office:meta>
</office:document-meta>
</file>